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solid" draw:fill-color="#ccf4c6" draw:textarea-horizontal-align="justify" draw:textarea-vertical-align="middle" draw:auto-grow-height="false" fo:min-height="14.601cm" fo:min-width="25.447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color="#3465a4" draw:fill-color="#adc5e7" draw:textarea-horizontal-align="justify" draw:textarea-vertical-align="middle" draw:auto-grow-height="false" fo:min-height="2.385cm" fo:min-width="4.605cm" style:writing-mode="lr-tb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color="#3465a4" draw:fill="solid" draw:fill-color="#b3cac7" draw:opacity="99%" draw:textarea-horizontal-align="justify" draw:textarea-vertical-align="middle" draw:auto-grow-height="false" fo:min-height="2.681cm" fo:min-width="5.56cm" draw:shadow="hidden" draw:shadow-offset-x="0.203cm" draw:shadow-offset-y="0.203cm" draw:shadow-color="#81d41a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42cm" fo:min-width="2.409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2.149cm" fo:min-width="2.343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02cm" draw:marker-start-width="0.352cm" draw:marker-end="Arrowheads_20_6" draw:marker-end-width="0.352cm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draw:stroke="dash" draw:stroke-dash="Dash_20__28_Rounded_29_" svg:stroke-width="0.102cm" draw:marker-start="Arrowheads_20_6" draw:marker-start-width="0.352cm" draw:marker-end="" draw:marker-end-width="0.352cm" svg:stroke-linecap="round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3.022cm" fo:min-width="12.359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2.999cm" fo:padding-top="0.201cm" fo:padding-bottom="0.201cm" fo:padding-left="0.326cm" fo:padding-right="0.326cm" loext:decorative="false"/>
      <style:paragraph-properties style:writing-mode="lr-tb"/>
    </style:style>
    <style:style style:name="gr11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1.272cm" fo:padding-top="0.201cm" fo:padding-bottom="0.201cm" fo:padding-left="0.326cm" fo:padding-right="0.326cm" loext:decorative="false"/>
      <style:paragraph-properties style:writing-mode="lr-tb"/>
    </style:style>
    <style:style style:name="gr12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1.551cm" fo:padding-top="0.201cm" fo:padding-bottom="0.201cm" fo:padding-left="0.326cm" fo:padding-right="0.326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873cm" fo:min-width="5.36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102cm" draw:marker-start-width="0.352cm" draw:marker-end-width="0.352cm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svg:stroke-width="0.102cm" draw:marker-start="Arrowheads_20_6" draw:marker-start-width="0.352cm" draw:marker-end="" draw:marker-end-width="0.352cm" draw:textarea-vertical-align="middle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stroke="dash" draw:stroke-dash="Dash_20__28_Rounded_29_" svg:stroke-width="0.102cm" draw:marker-start-width="0.352cm" draw:marker-end="Arrowheads_20_6" draw:marker-end-width="0.352cm" svg:stroke-linecap="round" draw:textarea-vertical-align="middle" fo:padding-top="0.175cm" fo:padding-bottom="0.175cm" fo:padding-left="0.3cm" fo:padding-right="0.3cm" loext:decorative="false"/>
    </style:style>
    <style:style style:name="gr17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10.535cm" fo:padding-top="0.201cm" fo:padding-bottom="0.201cm" fo:padding-left="0.326cm" fo:padding-right="0.326cm" loext:decorative="false"/>
      <style:paragraph-properties style:writing-mode="lr-tb"/>
    </style:style>
    <style:style style:name="P1" style:family="paragraph">
      <loext:graphic-properties draw:fill="solid" draw:fill-color="#ccf4c6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adc5e7"/>
      <style:paragraph-properties fo:text-align="center" style:writing-mode="lr-tb"/>
    </style:style>
    <style:style style:name="P4" style:family="paragraph">
      <loext:graphic-properties draw:fill="solid" draw:fill-color="#b3cac7" draw:opacity="99%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7cm" svg:height="14.851cm" svg:x="0.983cm" svg:y="0.2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105cm" svg:height="2.635cm" svg:x="2.055cm" svg:y="1.082cm">
          <draw:glue-point draw:id="4" svg:x="5cm" svg:y="-2.614cm"/>
          <draw:glue-point draw:id="5" svg:x="5cm" svg:y="2.44cm"/>
          <text:p text:style-name="P2">RISC-V CPU</text:p>
          <draw:enhanced-geometry svg:viewBox="0 0 21600 21600" draw:type="rectangle" draw:enhanced-path="M 0 0 L 21600 0 21600 21600 0 21600 0 0 Z N"/>
        </draw:custom-shape>
        <draw:g draw:style-name="gr3" xml:id="id2" draw:id="id2">
          <draw:custom-shape draw:style-name="gr4" draw:text-style-name="P4" draw:layer="layout" svg:width="6.06cm" svg:height="2.931cm" svg:x="2.504cm" svg:y="11.631cm">
            <text:p text:style-name="P2">PERIPHERALS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5" xml:id="id1" draw:id="id1" draw:layer="layout" svg:width="5.193cm" svg:height="1.236cm" svg:x="2.924cm" svg:y="7.696cm">
          <draw:glue-point draw:id="8" svg:x="-2.235cm" svg:y="4.797cm"/>
          <draw:glue-point draw:id="9" svg:x="2.62cm" svg:y="4.797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custom-shape draw:style-name="gr6" draw:text-style-name="P2" xml:id="id5" draw:id="id5" draw:layer="layout" svg:width="2.843cm" svg:height="2.399cm" svg:x="11.185cm" svg:y="7.601cm">
          <text:p text:style-name="P2">Boot</text:p>
          <text:p text:style-name="P2">ROM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5.523cm" svg:y1="8.932cm" svg:x2="5.534cm" svg:y2="11.631cm" draw:start-shape="id1" draw:start-glue-point="7" draw:end-shape="id2" draw:end-glue-point="0" svg:d="M5523 8932v1349h11v1350" svg:viewBox="0 0 12 2700">
          <text:p/>
        </draw:connector>
        <draw:connector draw:style-name="gr8" draw:text-style-name="P5" draw:layer="layout" svg:x1="15.802cm" svg:y1="6.37cm" svg:x2="8.564cm" svg:y2="13.096cm" draw:start-shape="id3" draw:start-glue-point="8" draw:end-shape="id2" draw:end-glue-point="1" svg:d="M15802 6370v6726h-7238" svg:viewBox="0 0 7239 6727">
          <text:p/>
        </draw:connector>
        <draw:custom-shape draw:style-name="gr9" draw:text-style-name="P2" xml:id="id6" draw:id="id6" draw:layer="layout" svg:width="12.859cm" svg:height="3.272cm" svg:x="13.712cm" svg:y="17.846cm">
          <text:p text:style-name="P2">SRAM or DDR Memory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399cm" svg:height="1.14cm" svg:x="22.604cm" svg:y="0.856cm">
          <draw:text-box>
            <text:p>IOb-System</text:p>
          </draw:text-box>
        </draw:frame>
        <draw:frame draw:style-name="gr11" draw:text-style-name="P6" draw:layer="layout" svg:width="2.106cm" svg:height="1.14cm" svg:x="7.223cm" svg:y="0.73cm">
          <draw:text-box>
            <text:p>IBus</text:p>
          </draw:text-box>
        </draw:frame>
        <draw:frame draw:style-name="gr12" draw:text-style-name="P6" draw:layer="layout" svg:width="2.365cm" svg:height="1.14cm" svg:x="7.085cm" svg:y="1.954cm">
          <draw:text-box>
            <text:p>DBus</text:p>
          </draw:text-box>
        </draw:frame>
        <draw:custom-shape draw:style-name="gr13" draw:text-style-name="P2" xml:id="id3" draw:id="id3" draw:layer="layout" svg:width="5.86cm" svg:height="5.123cm" svg:x="10.843cm" svg:y="1.248cm">
          <draw:glue-point draw:id="4" svg:x="-5.001cm" svg:y="-4.097cm"/>
          <draw:glue-point draw:id="5" svg:x="-5.001cm" svg:y="-1.532cm"/>
          <draw:glue-point draw:id="6" svg:x="-5.001cm" svg:y="2.894cm"/>
          <draw:glue-point draw:id="7" svg:x="-2.003cm" svg:y="5cm"/>
          <draw:glue-point draw:id="8" svg:x="3.464cm" svg:y="5cm"/>
          <draw:glue-point draw:id="9" svg:x="5.001cm" svg:y="2.683cm"/>
          <draw:glue-point draw:id="10" svg:x="5.001cm" svg:y="-2.551cm"/>
          <text:p text:style-name="P2">AXI Full XBar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7.159cm" svg:y1="1.711cm" svg:x2="10.843cm" svg:y2="1.711cm" draw:start-shape="id4" draw:start-glue-point="4" draw:end-shape="id3" draw:end-glue-point="4" svg:d="M7159 1711h3684" svg:viewBox="0 0 3685 1">
          <text:p/>
        </draw:connector>
        <draw:connector draw:style-name="gr15" draw:text-style-name="P5" draw:layer="layout" draw:line-skew="-0.943cm" svg:x1="5.523cm" svg:y1="7.696cm" svg:x2="10.843cm" svg:y2="5.275cm" draw:start-shape="id1" draw:start-glue-point="5" svg:d="M5523 7696v-2404h5320v-17" svg:viewBox="0 0 5321 2422">
          <text:p/>
        </draw:connector>
        <draw:connector draw:style-name="gr7" draw:text-style-name="P5" draw:layer="layout" svg:x1="7.159cm" svg:y1="1.711cm" svg:x2="10.843cm" svg:y2="1.711cm" svg:d="M7159 1711h3684" svg:viewBox="0 0 3685 1">
          <text:p/>
        </draw:connector>
        <draw:connector draw:style-name="gr15" draw:text-style-name="P5" draw:layer="layout" svg:x1="12.606cm" svg:y1="7.601cm" svg:x2="12.6cm" svg:y2="6.37cm" draw:start-shape="id5" draw:start-glue-point="0" draw:end-shape="id3" draw:end-glue-point="7" svg:d="M12606 7601v-616h-6v-615" svg:viewBox="0 0 7 1232">
          <text:p/>
        </draw:connector>
        <draw:connector draw:style-name="gr7" draw:text-style-name="P5" draw:layer="layout" svg:x1="7.159cm" svg:y1="3.041cm" svg:x2="10.843cm" svg:y2="3.025cm" draw:start-shape="id4" draw:start-glue-point="5" draw:end-shape="id3" draw:end-glue-point="5" svg:d="M7159 3041h1842v-16h1842" svg:viewBox="0 0 3685 17">
          <text:p/>
        </draw:connector>
        <draw:connector draw:style-name="gr16" draw:text-style-name="P5" draw:layer="layout" svg:x1="16.703cm" svg:y1="5.183cm" svg:x2="20.141cm" svg:y2="17.846cm" draw:start-shape="id3" draw:start-glue-point="9" draw:end-shape="id6" draw:end-glue-point="0" svg:d="M16703 5183h3438v12663" svg:viewBox="0 0 3439 12664">
          <text:p/>
        </draw:connector>
        <draw:connector draw:style-name="gr14" draw:text-style-name="P5" draw:layer="layout" svg:x1="5.534cm" svg:y1="14.562cm" svg:x2="5.507cm" svg:y2="17.819cm" draw:start-shape="id2" draw:start-glue-point="2" svg:d="M5534 14562v1879h-27v1378" svg:viewBox="0 0 28 3258">
          <text:p/>
        </draw:connector>
        <draw:frame draw:style-name="gr12" draw:text-style-name="P8" draw:layer="layout" svg:width="2.203cm" svg:height="1.114cm" svg:x="5.448cm" svg:y="15.849cm">
          <draw:text-box>
            <text:p text:style-name="P7"><text:span text:style-name="T1">RS232</text:span></text:p>
          </draw:text-box>
        </draw:frame>
        <draw:frame draw:style-name="gr17" draw:text-style-name="P10" draw:layer="layout" svg:width="11.187cm" svg:height="1.114cm" svg:x="0.835cm" svg:y="21.488cm">
          <draw:text-box>
            <text:p text:style-name="P9"><text:span text:style-name="T2">Note: Arrows represent </text:span><text:span text:style-name="T2">manager-subordinate </text:span><text:span text:style-name="T2">directi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7 20 13" svg:d="M0 20l10-13 10 13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7.991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20T09:25:24.234245608</meta:creation-date>
    <dc:date>2025-03-04T23:28:44.745826977</dc:date>
    <meta:editing-duration>PT2H28M54S</meta:editing-duration>
    <meta:editing-cycles>21</meta:editing-cycles>
    <meta:generator>LibreOffice/25.2.0.3$Linux_X86_64 LibreOffice_project/520$Build-3</meta:generator>
    <meta:document-statistic meta:object-count="22"/>
  </office:meta>
</office:document-meta>
</file>